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cu" svg:font-family="Locu"/>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ocu"/>
    </style:style>
    <style:style style:name="P2" style:family="paragraph" style:parent-style-name="Standard">
      <style:text-properties style:font-name="Locu" officeooo:paragraph-rsid="00141bcb"/>
    </style:style>
    <style:style style:name="P3" style:family="paragraph" style:parent-style-name="Standard">
      <style:text-properties style:font-name="Locu" fo:font-weight="bold" style:font-weight-asian="bold" style:font-weight-complex="bold"/>
    </style:style>
    <style:style style:name="P4" style:family="paragraph" style:parent-style-name="Standard">
      <style:text-properties style:font-name="Locu"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style:font-name="Locu"/>
    </style:style>
    <style:style style:name="P6" style:family="paragraph" style:parent-style-name="Standard">
      <style:paragraph-properties fo:text-align="justify" style:justify-single-word="false"/>
      <style:text-properties style:font-name="Locu" officeooo:paragraph-rsid="0015299f"/>
    </style:style>
    <style:style style:name="P7" style:family="paragraph" style:parent-style-name="Standard" style:master-page-name="MP0">
      <style:paragraph-properties style:page-number="auto" fo:break-before="page"/>
      <style:text-properties style:font-name="Locu"/>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bold" officeooo:rsid="0015299f" style:font-weight-asian="bold" style:font-weight-complex="bold"/>
    </style:style>
    <style:style style:name="T4" style:family="text">
      <style:text-properties style:font-name="Calibri" fo:font-weight="normal" officeooo:rsid="00141bcb" style:font-weight-asian="normal" style:font-weight-complex="normal"/>
    </style:style>
    <style:style style:name="T5" style:family="text">
      <style:text-properties officeooo:rsid="00141bcb"/>
    </style:style>
    <style:style style:name="T6" style:family="text">
      <style:text-properties fo:font-weight="normal" officeooo:rsid="00141bcb" style:font-weight-asian="normal" style:font-weight-complex="normal"/>
    </style:style>
    <style:style style:name="T7" style:family="text">
      <style:text-properties officeooo:rsid="0015299f"/>
    </style:style>
    <style:style style:name="T8" style:family="text">
      <style:text-properties fo:font-weight="bold" style:font-weight-asian="bold" style:font-weight-complex="bold"/>
    </style:style>
    <style:style style:name="T9" style:family="text">
      <style:text-properties fo:font-weight="bold" officeooo:rsid="0015299f" style:font-weight-asian="bold" style:font-weight-complex="bold"/>
    </style:style>
    <style:style style:name="T10" style:family="text">
      <style:text-properties style:font-name="Locu"/>
    </style:style>
    <style:style style:name="T11" style:family="text">
      <style:text-properties style:font-name="Locu" fo:font-weight="bold" style:font-weight-asian="bold" style:font-weight-complex="bold"/>
    </style:style>
    <style:style style:name="T12" style:family="text">
      <style:text-properties style:font-name="Locu" fo:font-weight="bold" officeooo:rsid="0015299f" style:font-weight-asian="bold" style:font-weight-complex="bold"/>
    </style:style>
    <style:style style:name="T13" style:family="text">
      <style:text-properties style:font-name="Locu" fo:font-weight="normal" officeooo:rsid="00141bcb" style:font-weight-asian="normal" style:font-weight-complex="normal"/>
    </style:style>
    <style:style style:name="T14" style:family="text">
      <style:text-properties officeooo:rsid="00156d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Mr Emmanuel NGBAME KOYAPOLO</text:span><text:tab/><text:tab/><text:tab/><text:tab/><text:tab/><text:tab/><text:tab/></text:p>
      <text:p text:style-name="P2"><text:span text:style-name="T5">45 Avenue Aristide Briand</text:span></text:p>
      <text:p text:style-name="P2"><text:span text:style-name="T5">Résidence ARLAC</text:span></text:p>
      <text:p text:style-name="P2"><text:span text:style-name="T5">App 22</text:span></text:p>
      <text:p text:style-name="P2"><text:span text:style-name="T5">33700 Mérignac</text:span><text:tab/></text:p>
      <text:p text:style-name="P1"><text:tab/><text:tab/><text:tab/><text:tab/><text:tab/></text:p>
      <text:p text:style-name="P3"><text:span text:style-name="T5">07.66.79.45.58</text:span><text:tab/><text:tab/><text:tab/><text:tab/><text:tab/></text:p>
      <text:p text:style-name="Standard"><text:span text:style-name="Police_20_par_20_défaut"><text:span text:style-name="T11">Email : </text:span></text:span><text:a xlink:type="simple" xlink:href="mailto:ngbamedistingue@yahoo.com" office:name="ngbamedistingue@yahoo.com" text:style-name="Internet_20_link" text:visited-style-name="Visited_20_Internet_20_Link"><text:span text:style-name="Police_20_par_20_défaut"><text:span text:style-name="T13">ngbamedistingue@yahoo.com</text:span></text:span></text:a></text:p>
      <text:p text:style-name="P1"/>
      <text:p text:style-name="P1"/>
      <text:p text:style-name="P4">Objet : Candidature spontanée à un poste <text:span text:style-name="T5">de développeur/chef de projet en altérnance</text:span></text:p>
      <text:p text:style-name="P1"/>
      <text:p text:style-name="P5">Madame, Monsieur,</text:p>
      <text:p text:style-name="P5"/>
      <text:p text:style-name="P5">Je me permets de vous faire parvenir mon curriculum-vitae pour un poste <text:span text:style-name="T5">de développeur et/ou chef de projet</text:span> au sein de votre structure.</text:p>
      <text:p text:style-name="P5"/>
      <text:p text:style-name="P5"><text:span text:style-name="T7">En parallèle de ma formation actuelle qui est une licence professionnelle en DAGPI (Développement d’applications et gestions de projets informatiques) à l’IUT de Bordeaux, j</text:span>e suis actuellement <text:span text:style-name="T5">développeur d’applications, testeur de logiciel et chef de projet informatique</text:span> <text:span text:style-name="T7">en stage</text:span> au sein de la société MULTIMÉDIA SOLUTIONS<text:span text:style-name="T5"> se situant à Cestas</text:span> <text:span text:style-name="T5">depuis janvier 2022 à juin 2022</text:span>. Cette entreprise est spécialisée dans le domaine <text:span text:style-name="T5">de l’édition logiciel</text:span><text:span text:style-name="T14">le</text:span><text:span text:style-name="T5"> de la GED </text:span><text:span text:style-name="T7">(Gestion électronique de documents ou gestion documentaire)</text:span>. </text:p>
      <text:p text:style-name="P5"/>
      <text:p text:style-name="P6"><text:span text:style-name="T7">J’envisage donc de faire un master/bac+5 en alternance pour l’année 2022-2023 et v</text:span>otre domaine, qui m’intéresse particulièrement, laisse entrevoir de grandes perspectives professionnelles et motive ma présente candidature.</text:p>
      <text:p text:style-name="P5"/>
      <text:p text:style-name="P6">J’ai acquis diverses compétences dans le domaine <text:span text:style-name="T7">de la programmation et de gestion de projets informatiques tout au long de mon parcours car je détiens, en plus de ma formation actuelle, un diplôme de graduat en analyse et programmation et je ne fais que progresser dans cette marche.</text:span> </text:p>
      <text:p text:style-name="P5"/>
      <text:p text:style-name="P5">Je suis à votre disposition pour échanger de vive voix afin de vous apporter plus de précisions sur mon parcours professionnel et sur les attentes qui m’animent.</text:p>
      <text:p text:style-name="P5"/>
      <text:p text:style-name="P5">Dans l'attente de votre réponse, je vous prie d'agréer, Madame, Monsieur, l'expression de</text:p>
      <text:p text:style-name="P5">mes salutations respectueuses.</text:p>
      <text:p text:style-name="P5"/>
      <text:p text:style-name="Standard"><text:span text:style-name="Police_20_par_20_défaut"><text:span text:style-name="T10"><text:tab/><text:tab/><text:tab/><text:tab/><text:tab/><text:tab/><text:tab/></text:span></text:span><text:span text:style-name="Police_20_par_20_défaut"><text:span text:style-name="T11"><text:tab/><text:tab/></text:span></text:span><text:span text:style-name="Police_20_par_20_défaut"><text:span text:style-name="T12">Emmanuel NGBAM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cu" svg:font-family="Locu"/>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initial-creator>bodcommer04</meta:initial-creator>
    <meta:creation-date>2021-07-12T09:40:00Z</meta:creation-date>
    <dc:date>2022-03-03T13:45:51.655000000</dc:date>
    <meta:editing-cycles>6</meta:editing-cycles>
    <meta:editing-duration>PT17M54S</meta:editing-duration>
    <meta:document-statistic meta:table-count="0" meta:image-count="0" meta:object-count="0" meta:page-count="1" meta:paragraph-count="18" meta:word-count="253" meta:character-count="1720" meta:non-whitespace-character-count="1455"/>
    <meta:template xlink:type="simple" xlink:actuate="onRequest" xlink:title="" xlink:href="Normal.dotm"/>
  </office:meta>
</office:document-meta>
</file>